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umna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Column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2" fo:column-gap="0.099cm">
          <style:column-sep style:width="0.018cm" style:color="#000000" style:height="100%"/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4T08:54:32.879976768</meta:creation-date>
    <dc:date>2022-11-14T09:04:35.487722027</dc:date>
    <meta:editing-duration>PT10M3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4" meta:character-count="18"/>
  </office:meta>
</office:document-meta>
</file>